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736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Arial" fo:font-size="11pt" fo:font-weight="bold" style:font-name-asian="宋体" style:font-size-asian="11pt" style:font-weight-asian="bold" style:font-name-complex="Arial" style:font-size-complex="11pt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icad103-all-p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Default" office:value-type="string" calcext:value-type="string">
            <text:p>Val</text:p>
          </table:table-cell>
          <table:table-cell table:style-name="Default" office:value-type="string" calcext:value-type="string">
            <text:p>Package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Rotatio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54.9" calcext:value-type="float">
            <text:p>54.9</text:p>
          </table:table-cell>
          <table:table-cell office:value-type="float" office:value="-73.65" calcext:value-type="float">
            <text:p>-73.6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62.2" calcext:value-type="float">
            <text:p>62.2</text:p>
          </table:table-cell>
          <table:table-cell office:value-type="float" office:value="-72.55" calcext:value-type="float">
            <text:p>-72.5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92.4" calcext:value-type="float">
            <text:p>92.4</text:p>
          </table:table-cell>
          <table:table-cell office:value-type="float" office:value="-64.225" calcext:value-type="float">
            <text:p>-64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70.775" calcext:value-type="float">
            <text:p>-70.7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5.45" calcext:value-type="float">
            <text:p>-75.4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1.625" calcext:value-type="float">
            <text:p>81.625</text:p>
          </table:table-cell>
          <table:table-cell office:value-type="float" office:value="-60.2" calcext:value-type="float">
            <text:p>-60.2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63.225" calcext:value-type="float">
            <text:p>-63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64.15" calcext:value-type="float">
            <text:p>-64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71.8" calcext:value-type="float">
            <text:p>-71.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_2012Metric</text:p>
          </table:table-cell>
          <table:table-cell office:value-type="float" office:value="64" calcext:value-type="float">
            <text:p>64</text:p>
          </table:table-cell>
          <table:table-cell office:value-type="float" office:value="-78.0625" calcext:value-type="float">
            <text:p>-78.06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_2012Metric</text:p>
          </table:table-cell>
          <table:table-cell office:value-type="float" office:value="71" calcext:value-type="float">
            <text:p>71</text:p>
          </table:table-cell>
          <table:table-cell office:value-type="float" office:value="-59.7375" calcext:value-type="float">
            <text:p>-59.73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1.27mm_Vertical_SMD</text:p>
          </table:table-cell>
          <table:table-cell office:value-type="float" office:value="100.45" calcext:value-type="float">
            <text:p>100.45</text:p>
          </table:table-cell>
          <table:table-cell office:value-type="float" office:value="-61.56" calcext:value-type="float">
            <text:p>-61.56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6.5" calcext:value-type="float">
            <text:p>66.5</text:p>
          </table:table-cell>
          <table:table-cell office:value-type="float" office:value="-78.0875" calcext:value-type="float">
            <text:p>-78.08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74.6" calcext:value-type="float">
            <text:p>74.6</text:p>
          </table:table-cell>
          <table:table-cell office:value-type="float" office:value="-58.5125" calcext:value-type="float">
            <text:p>-58.51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0402_1005Metric</text:p>
          </table:table-cell>
          <table:table-cell office:value-type="float" office:value="78.31" calcext:value-type="float">
            <text:p>78.31</text:p>
          </table:table-cell>
          <table:table-cell office:value-type="float" office:value="-68.3" calcext:value-type="float">
            <text:p>-68.3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0.6" calcext:value-type="float">
            <text:p>60.6</text:p>
          </table:table-cell>
          <table:table-cell office:value-type="float" office:value="-67.3875" calcext:value-type="float">
            <text:p>-67.38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_0805_2012Metric</text:p>
          </table:table-cell>
          <table:table-cell office:value-type="float" office:value="96.3" calcext:value-type="float">
            <text:p>96.3</text:p>
          </table:table-cell>
          <table:table-cell office:value-type="float" office:value="-67.5125" calcext:value-type="float">
            <text:p>-67.51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_1206_3216Metric</text:p>
          </table:table-cell>
          <table:table-cell office:value-type="float" office:value="105.9" calcext:value-type="float">
            <text:p>105.9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x7mm_P0.5mm</text:p>
          </table:table-cell>
          <table:table-cell office:value-type="float" office:value="85" calcext:value-type="float">
            <text:p>85</text:p>
          </table:table-cell>
          <table:table-cell office:value-type="float" office:value="-68.15" calcext:value-type="float">
            <text:p>-68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XC6206PxxxMR</text:p>
          </table:table-cell>
          <table:table-cell office:value-type="string" calcext:value-type="string">
            <text:p>SOT-23-3</text:p>
          </table:table-cell>
          <table:table-cell office:value-type="float" office:value="58.2375" calcext:value-type="float">
            <text:p>58.2375</text:p>
          </table:table-cell>
          <table:table-cell office:value-type="float" office:value="-72.5" calcext:value-type="float">
            <text:p>-72.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 20pF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2:43:40.631906220</dc:date>
    <meta:editing-duration>PT14M28S</meta:editing-duration>
    <meta:editing-cycles>5</meta:editing-cycles>
    <meta:generator>LibreOffice/7.3.7.2$Linux_X86_64 LibreOffice_project/30$Build-2</meta:generator>
    <meta:document-statistic meta:table-count="1" meta:cell-count="154" meta:object-count="0"/>
  </office:meta>
</office:document-meta>
</file>